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Tahoma1" svg:font-family="Tahoma"/>
    <style:font-face style:name="Lucida Sans1" svg:font-family="'Lucida Sans'" style:font-family-generic="swiss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931in" fo:margin-left="-0.6965in" table:align="left" style:writing-mode="lr-tb"/>
    </style:style>
    <style:style style:name="Table1.A" style:family="table-column">
      <style:table-column-properties style:column-width="7.6931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7.6931in" fo:margin-left="-0.6965in" table:align="left" style:writing-mode="lr-tb"/>
    </style:style>
    <style:style style:name="Table2.A" style:family="table-column">
      <style:table-column-properties style:column-width="3.9382in"/>
    </style:style>
    <style:style style:name="Table2.B" style:family="table-column">
      <style:table-column-properties style:column-width="3.7549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2.4" style:family="table-row">
      <style:table-row-properties style:keep-together="true" fo:keep-together="auto"/>
    </style:style>
    <style:style style:name="Table2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7.6931in" fo:margin-left="-0.6965in" table:align="left" style:writing-mode="lr-tb"/>
    </style:style>
    <style:style style:name="Table3.A" style:family="table-column">
      <style:table-column-properties style:column-width="3.9382in"/>
    </style:style>
    <style:style style:name="Table3.B" style:family="table-column">
      <style:table-column-properties style:column-width="3.754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e3.B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7.6931in" fo:margin-left="-0.6965in" table:align="left" style:writing-mode="lr-tb"/>
    </style:style>
    <style:style style:name="Table4.A" style:family="table-column">
      <style:table-column-properties style:column-width="3.9382in"/>
    </style:style>
    <style:style style:name="Table4.B" style:family="table-column">
      <style:table-column-properties style:column-width="3.7549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e5" style:family="table">
      <style:table-properties style:width="7.6931in" fo:margin-left="-0.6965in" table:align="left" style:writing-mode="lr-tb"/>
    </style:style>
    <style:style style:name="Table5.A" style:family="table-column">
      <style:table-column-properties style:column-width="3.7417in"/>
    </style:style>
    <style:style style:name="Table5.B" style:family="table-column">
      <style:table-column-properties style:column-width="3.9514in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5.2" style:family="table-row">
      <style:table-row-properties style:keep-together="true" fo:keep-together="auto"/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" style:family="table">
      <style:table-properties style:width="7.6931in" fo:margin-left="-0.6965in" table:align="left" style:writing-mode="lr-tb"/>
    </style:style>
    <style:style style:name="Table6.A" style:family="table-column">
      <style:table-column-properties style:column-width="7.6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6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7.6931in" fo:margin-left="-0.6965in" table:align="left" style:writing-mode="lr-tb"/>
    </style:style>
    <style:style style:name="Table7.A" style:family="table-column">
      <style:table-column-properties style:column-width="3.7417in"/>
    </style:style>
    <style:style style:name="Table7.B" style:family="table-column">
      <style:table-column-properties style:column-width="3.9514in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7.A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" style:family="table">
      <style:table-properties style:width="7.6931in" fo:margin-left="-0.6965in" table:align="left" style:writing-mode="lr-tb"/>
    </style:style>
    <style:style style:name="Table8.A" style:family="table-column">
      <style:table-column-properties style:column-width="2.6583in"/>
    </style:style>
    <style:style style:name="Table8.B" style:family="table-column">
      <style:table-column-properties style:column-width="2.4611in"/>
    </style:style>
    <style:style style:name="Table8.C" style:family="table-column">
      <style:table-column-properties style:column-width="2.5736in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8.2" style:family="table-row">
      <style:table-row-properties style:keep-together="true" fo:keep-together="auto"/>
    </style:style>
    <style:style style:name="Table8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8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8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7.6931in" fo:margin-left="-0.6965in" table:align="left" style:writing-mode="lr-tb"/>
    </style:style>
    <style:style style:name="Table9.A" style:family="table-column">
      <style:table-column-properties style:column-width="7.6931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9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7.6931in" fo:margin-left="-0.6965in" table:align="left" style:writing-mode="lr-tb"/>
    </style:style>
    <style:style style:name="Table10.A" style:family="table-column">
      <style:table-column-properties style:column-width="7.6931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min-row-height="0.0451in" style:keep-together="true" fo:keep-together="auto"/>
    </style:style>
    <style:style style:name="Table10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paragraph-properties fo:text-align="center" style:justify-single-word="false" style:snap-to-layout-grid="false"/>
      <style:text-properties fo:color="#0000ff" fo:font-size="12pt" style:font-size-asian="12pt" style:font-size-complex="12pt"/>
    </style:style>
    <style:style style:name="P2" style:family="paragraph" style:parent-style-name="Heading_20_2">
      <style:paragraph-properties style:snap-to-layout-grid="false"/>
      <style:text-properties fo:font-size="11pt" style:font-size-asian="11pt" style:font-size-complex="11pt"/>
    </style:style>
    <style:style style:name="P3" style:family="paragraph" style:parent-style-name="Heading_20_4">
      <style:paragraph-properties style:snap-to-layout-grid="false"/>
      <style:text-properties fo:color="#0000ff" style:font-size-complex="12pt"/>
    </style:style>
    <style:style style:name="P4" style:family="paragraph" style:parent-style-name="Heading_20_5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Heading_20_6">
      <style:paragraph-properties style:snap-to-layout-grid="false"/>
      <style:text-properties fo:font-size="11pt" style:font-size-asian="11pt" style:font-size-complex="11pt"/>
    </style:style>
    <style:style style:name="P6" style:family="paragraph" style:parent-style-name="Footnote">
      <style:text-properties fo:font-size="11pt" style:font-size-asian="11pt" style:font-size-complex="11pt"/>
    </style:style>
    <style:style style:name="P7" style:family="paragraph" style:parent-style-name="Footnote">
      <style:paragraph-properties style:snap-to-layout-grid="false"/>
      <style:text-properties fo:font-size="11pt" style:font-size-asian="11pt" style:font-size-complex="11pt"/>
    </style:style>
    <style:style style:name="P8" style:family="paragraph" style:parent-style-name="Footnote">
      <style:paragraph-properties fo:text-align="justify" style:justify-single-word="false" style:snap-to-layout-grid="false"/>
      <style:text-properties fo:font-size="11pt" style:font-size-asian="11pt" style:font-size-complex="11pt"/>
    </style:style>
    <style:style style:name="P9" style:family="paragraph" style:parent-style-name="Footnote">
      <style:paragraph-properties fo:margin-left="-0.4925in" fo:margin-right="-0.6902in" fo:text-indent="0in" style:auto-text-indent="false"/>
    </style:style>
    <style:style style:name="P10" style:family="paragraph" style:parent-style-name="Footnote">
      <style:paragraph-properties fo:margin-left="-0.6898in" fo:margin-right="-0.6902in" fo:text-align="center" style:justify-single-word="false" fo:text-indent="0in" style:auto-text-indent="false"/>
      <style:text-properties fo:font-size="8pt" style:font-size-asian="8pt" style:font-size-complex="8pt"/>
    </style:style>
    <style:style style:name="P11" style:family="paragraph" style:parent-style-name="Footnote">
      <style:paragraph-properties fo:margin-left="-0.4925in" fo:margin-right="0in" fo:text-indent="0in" style:auto-text-indent="false"/>
    </style:style>
    <style:style style:name="P12" style:family="paragraph" style:parent-style-name="Footnote">
      <style:paragraph-properties fo:margin-left="-0.4925in" fo:margin-right="0in" fo:text-indent="0in" style:auto-text-indent="false">
        <style:tab-stops>
          <style:tab-stop style:position="0.1661in"/>
        </style:tab-stops>
      </style:paragraph-properties>
    </style:style>
    <style:style style:name="P13" style:family="paragraph" style:parent-style-name="Footnote">
      <style:paragraph-properties fo:margin-left="-0.4925in" fo:margin-right="3.228in" fo:text-indent="0in" style:auto-text-indent="false"/>
    </style:style>
    <style:style style:name="P14" style:family="paragraph" style:parent-style-name="Footnote">
      <style:paragraph-properties fo:margin-left="0.1972in" fo:margin-right="0in" fo:text-indent="-0.1972in" style:auto-text-indent="false" style:snap-to-layout-grid="false"/>
      <style:text-properties fo:font-size="11pt" style:font-size-asian="11pt" style:font-size-complex="11pt"/>
    </style:style>
    <style:style style:name="P15" style:family="paragraph" style:parent-style-name="Footnote">
      <style:paragraph-properties fo:margin-left="0.6016in" fo:margin-right="0in" fo:text-indent="0in" style:auto-text-indent="false" style:snap-to-layout-grid="false"/>
      <style:text-properties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ff" fo:font-size="12pt" fo:font-weight="bold" style:font-size-asian="12pt" style:font-weight-asian="bold" style:font-size-complex="12pt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0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22" style:family="paragraph" style:parent-style-name="Standard">
      <style:paragraph-properties fo:margin-left="-0.6898in" fo:margin-right="-0.6902in" fo:text-indent="0in" style:auto-text-indent="false"/>
    </style:style>
    <style:style style:name="P23" style:family="paragraph" style:parent-style-name="Standard">
      <style:paragraph-properties fo:margin-left="-0.6898in" fo:margin-right="-0.6902in" fo:text-align="center" style:justify-single-word="false" fo:text-indent="0in" style:auto-text-indent="false"/>
      <style:text-properties fo:font-variant="small-caps" fo:color="#0000ff" fo:font-weight="bold" style:font-weight-asian="bold"/>
    </style:style>
    <style:style style:name="P24" style:family="paragraph" style:parent-style-name="Standard">
      <style:paragraph-properties fo:margin-left="-0.6898in" fo:margin-right="-0.6902in" fo:text-align="center" style:justify-single-word="false" fo:text-indent="0in" style:auto-text-indent="false"/>
      <style:text-properties fo:font-variant="small-caps" fo:color="#0000ff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-0.6898in" fo:margin-right="-0.6902in" fo:text-align="center" style:justify-single-word="false" fo:text-indent="0in" style:auto-text-indent="false"/>
      <style:text-properties fo:font-variant="small-caps" fo:font-size="14pt" style:font-size-asian="14pt" style:font-size-complex="14pt"/>
    </style:style>
    <style:style style:name="P26" style:family="paragraph" style:parent-style-name="Standard">
      <style:paragraph-properties fo:margin-left="-0.6898in" fo:margin-right="-0.6902in" fo:text-align="center" style:justify-single-word="false" fo:text-indent="0in" style:auto-text-indent="false"/>
      <style:text-properties fo:color="#0000ff" fo:font-size="8pt" fo:font-weight="bold" style:font-size-asian="8pt" style:font-weight-asian="bold" style:font-size-complex="8pt"/>
    </style:style>
    <style:style style:name="P27" style:family="paragraph" style:parent-style-name="Standard">
      <style:paragraph-properties fo:margin-left="-0.6898in" fo:margin-right="-0.6902in" fo:text-align="center" style:justify-single-word="false" fo:text-indent="0in" style:auto-text-indent="false"/>
      <style:text-properties fo:color="#0000ff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-0.6898in" fo:margin-right="-0.6902in" fo:text-align="justify" style:justify-single-word="false" fo:text-indent="0in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-0.6898in" fo:margin-right="-0.6902in" fo:text-align="justify" style:justify-single-word="false" fo:text-indent="0in" style:auto-text-indent="false"/>
      <style:text-properties fo:font-size="11pt" fo:font-style="italic" style:font-size-asian="11pt" style:font-style-asian="italic" style:font-size-complex="11pt"/>
    </style:style>
    <style:style style:name="P30" style:family="paragraph" style:parent-style-name="Standard" style:master-page-name="Standard">
      <style:paragraph-properties fo:margin-left="-0.6898in" fo:margin-right="-0.6902in" fo:text-align="justify" style:justify-single-word="false" fo:text-indent="0in" style:auto-text-indent="false" style:page-number="auto"/>
      <style:text-properties fo:font-variant="small-caps" fo:font-weight="bold" style:font-weight-asian="bold"/>
    </style:style>
    <style:style style:name="P31" style:family="paragraph" style:parent-style-name="Standard">
      <style:paragraph-properties fo:margin-top="0.0835in" fo:margin-bottom="0in" fo:text-align="center" style:justify-single-word="false" style:snap-to-layout-grid="false"/>
      <style:text-properties fo:font-size="11pt" style:font-size-asian="11pt" style:font-size-complex="11pt"/>
    </style:style>
    <style:style style:name="P32" style:family="paragraph" style:parent-style-name="Standard" style:list-style-name="WW8Num3">
      <style:paragraph-properties fo:margin-left="0.1972in" fo:margin-right="0in" fo:text-indent="-0.1972in" style:auto-text-indent="false"/>
    </style:style>
    <style:style style:name="P33" style:family="paragraph" style:parent-style-name="Standard" style:list-style-name="WW8Num3">
      <style:paragraph-properties fo:margin-left="0.1972in" fo:margin-right="0in" fo:text-indent="-0.1972in" style:auto-text-indent="false"/>
      <style:text-properties fo:font-size="11pt" style:font-size-asian="11pt" style:font-size-complex="11pt"/>
    </style:style>
    <style:style style:name="P34" style:family="paragraph" style:parent-style-name="Standard" style:list-style-name="WW8Num4">
      <style:paragraph-properties fo:margin-left="0.1972in" fo:margin-right="0in" fo:text-indent="-0.1972in" style:auto-text-indent="false"/>
      <style:text-properties fo:font-size="11pt" style:font-size-asian="11pt" style:font-size-complex="11pt"/>
    </style:style>
    <style:style style:name="P35" style:family="paragraph" style:parent-style-name="Standard" style:list-style-name="WW8Num4">
      <style:paragraph-properties fo:margin-left="0.1972in" fo:margin-right="0in" fo:text-indent="-0.1972in" style:auto-text-indent="false" style:snap-to-layout-grid="false"/>
      <style:text-properties fo:font-size="11pt" style:font-size-asian="11pt" style:font-size-complex="11pt"/>
    </style:style>
    <style:style style:name="P36" style:family="paragraph" style:parent-style-name="Standard" style:list-style-name="WW8Num2">
      <style:paragraph-properties fo:margin-left="0.1972in" fo:margin-right="0in" fo:text-indent="-0.1972in" style:auto-text-indent="false"/>
      <style:text-properties fo:font-size="11pt" style:font-size-asian="11pt" style:font-size-complex="11pt"/>
    </style:style>
    <style:style style:name="P37" style:family="paragraph" style:parent-style-name="Standard" style:list-style-name="WW8Num2">
      <style:paragraph-properties fo:margin-left="0.1972in" fo:margin-right="0in" fo:text-indent="-0.1972in" style:auto-text-indent="false" style:snap-to-layout-grid="false"/>
      <style:text-properties fo:font-size="11pt" style:font-size-asian="11pt" style:font-size-complex="11pt"/>
    </style:style>
    <style:style style:name="P38" style:family="paragraph" style:parent-style-name="Standard">
      <style:paragraph-properties fo:margin-left="0.6016in" fo:margin-right="0in" fo:text-indent="0in" style:auto-text-indent="false" style:snap-to-layout-grid="false"/>
      <style:text-properties fo:font-size="11pt" fo:font-weight="bold" style:font-size-asian="11pt" style:font-weight-asian="bold" style:font-size-complex="11pt"/>
    </style:style>
    <style:style style:name="P39" style:family="paragraph" style:parent-style-name="Standard">
      <style:paragraph-properties fo:margin-left="-0.4925in" fo:margin-right="0in" fo:text-indent="0in" style:auto-text-indent="false"/>
    </style:style>
    <style:style style:name="T1" style:family="text">
      <style:text-properties fo:color="#0000ff" fo:font-weight="bold" style:font-weight-asian="bold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tyle="italic" style:font-style-asian="italic"/>
    </style:style>
    <style:style style:name="T10" style:family="text">
      <style:text-properties style:font-name="Wingdings" style:font-name-asian="Wingdings" style:font-name-complex="Wingdings"/>
    </style:style>
    <style:style style:name="T11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RCE/DSF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Janvier 2009</text:p>
      <text:p text:style-name="P23"/>
      <text:p text:style-name="P24">Le crédit d’impôt pour dépenses </text:p>
      <text:p text:style-name="P25"><text:span text:style-name="T1">de prospection commerciale</text:span><text:span text:style-name="Caractères_20_de_20_note_20_de_20_bas_20_de_20_page"><text:span text:style-name="T1"><text:note text:id="ftn1" text:note-class="footnote"><text:note-citation>1</text:note-citation><text:note-body><text:p text:style-name="P9">Destiné à servir d’instrument pratique de présentation succincte de la mesure, ce document n’engage pas l’administration fiscale</text:p></text:note-body></text:note></text:span></text:span></text:p>
      <text:p text:style-name="P26"/>
      <text:p text:style-name="P27">Article 244 quater H du Code Général des Impôts</text:p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3" text:outline-level="4">Qu’est-ce qu’un crédit d’impôt ?</text:h>
          </table:table-cell>
        </table:table-row>
        <table:table-row table:style-name="Table1.1">
          <table:table-cell table:style-name="Table1.A2" office:value-type="string">
            <text:h text:style-name="P4" text:outline-level="5">C’est une créance sur le Trésor Public, déductible de l’impôt exigible</text:h>
          </table:table-cell>
        </table:table-row>
        <table:table-row table:style-name="Table1.3">
          <table:table-cell table:style-name="Table1.A3" office:value-type="string">
            <text:p text:style-name="P19">L’excédent de crédit non imputé est restitué au contribuable par l’administration fiscale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h text:style-name="P3" text:outline-level="4">Quel montant ?</text:h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9"><text:span text:style-name="T4">50 %</text:span> des dépenses de prospection exposées par l’entreprise pendant 24 mois à partir de la date d'embauche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9">d’une personne affectée au développement des exportations <text:span text:style-name="T4">dans la limite de</text:span></text:p>
          </table:table-cell>
          <table:covered-table-cell/>
        </table:table-row>
        <table:table-row table:style-name="Table2.4">
          <table:table-cell table:style-name="Table2.A4" office:value-type="string">
            <text:p text:style-name="P31"><text:span text:style-name="T4">40 000 €</text:span> pour :</text:p>
            <text:list xml:id="list1575969811" text:style-name="WW8Num3">
              <text:list-item>
                <text:p text:style-name="P33">les PME</text:p>
              </text:list-item>
              <text:list-item>
                <text:p text:style-name="P32"><text:span text:style-name="T8">les </text:span><text:span text:style-name="T7">sociétés</text:span><text:span text:style-name="T8"> de professions libérales soumises à un </text:span><text:span text:style-name="T7">statut</text:span><text:span text:style-name="T8"> législatif ou réglementaire ou dont le titre est protégé</text:span><text:span text:style-name="Caractères_20_de_20_note_20_de_20_bas_20_de_20_page"><text:span text:style-name="T8"><text:note text:id="ftn2" text:note-class="footnote"><text:note-citation>2</text:note-citation><text:note-body><text:p text:style-name="P13">N’ont pas à répondre à la définition d’une PME</text:p></text:note-body></text:note></text:span></text:span></text:p>
              </text:list-item>
              <text:list-item>
                <text:p text:style-name="P32"><text:span text:style-name="T8">les sociétés de participations financières de professions libérales</text:span><text:span text:style-name="Caractères_20_de_20_note_20_de_20_bas_20_de_20_page"><text:span text:style-name="T8"><text:note text:id="ftn3" text:note-class="footnote"><text:note-citation>3</text:note-citation><text:note-body><text:p text:style-name="P13">N’ont pas à répondre à la définition d’une PME</text:p><text:p text:style-name="P12"/></text:note-body></text:note></text:span></text:span></text:p>
              </text:list-item>
            </text:list>
          </table:table-cell>
          <table:table-cell table:style-name="Table2.B4" office:value-type="string">
            <text:p text:style-name="P31"><text:span text:style-name="T4">80 000 €</text:span> pour :</text:p>
            <text:list xml:id="list604687885" text:style-name="WW8Num4">
              <text:list-item>
                <text:p text:style-name="P34">les associations soumises à l’impôt sur les sociétés</text:p>
              </text:list-item>
              <text:list-item>
                <text:p text:style-name="P34">les groupements d’intérêt économique (G.I.E.) regroupant des PME</text:p>
              </text:list-item>
            </text:list>
            <text:p text:style-name="P17">satisfaisant aux critères définissant les PME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h text:style-name="P3" text:outline-level="4">Qu’est-ce qu’une P.M.E. pour le bénéfice du crédit d’impôt ?</text:h>
          </table:table-cell>
          <table:covered-table-cell/>
        </table:table-row>
        <table:table-row table:style-name="Table3.2">
          <table:table-cell table:style-name="Table3.A2" office:value-type="string">
            <text:p text:style-name="P20">Elle est définie selon les critères communautaires :</text:p>
          </table:table-cell>
          <table:table-cell table:style-name="Table3.B2" office:value-type="string">
            <text:p text:style-name="P20">moins de 250 salariés</text:p>
          </table:table-cell>
        </table:table-row>
        <table:table-row table:style-name="Table3.2"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38">Et</text:p>
          </table:table-cell>
        </table:table-row>
        <table:table-row table:style-name="Table3.2"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7"><text:span text:style-name="T9">soit</text:span> chiffre d’affaires &lt; 50 M €</text:p>
          </table:table-cell>
        </table:table-row>
        <table:table-row table:style-name="Table3.2"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><text:span text:style-name="T9">soit</text:span> total du bilan &lt;43 M €</text:p>
          </table:table-cell>
        </table:table-row>
        <table:table-row table:style-name="Table3.2">
          <table:table-cell table:style-name="Table3.A6" office:value-type="string">
            <text:p text:style-name="P20">+ une condition tenant à la détention du capital social :</text:p>
          </table:table-cell>
          <table:table-cell table:style-name="Table3.A1" office:value-type="string">
            <text:p text:style-name="P14">-<text:tab/>au moins 75 % du capital est détenu de manière continue par :</text:p>
          </table:table-cell>
        </table:table-row>
        <table:table-row table:style-name="Table3.2"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7"><text:span text:style-name="T10"></text:span><text:tab/>des personnes physiques</text:p>
          </table:table-cell>
        </table:table-row>
        <table:table-row table:style-name="Table3.2"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15">Ou</text:p>
          </table:table-cell>
        </table:table-row>
        <table:table-row table:style-name="Table3.2">
          <table:table-cell table:style-name="Table3.A2" office:value-type="string">
            <text:p text:style-name="P20"/>
          </table:table-cell>
          <table:table-cell table:style-name="Table3.B9" office:value-type="string">
            <text:p text:style-name="P14"><text:span text:style-name="T10"></text:span><text:tab/>une société « PME » dont au moins 75 % du capital est détenu par des personnes physiques</text:p>
          </table:table-cell>
        </table:table-row>
        <table:table-row table:style-name="Table3.2">
          <table:table-cell table:style-name="Table3.A2" office:value-type="string">
            <text:p text:style-name="P20"/>
          </table:table-cell>
          <table:table-cell table:style-name="Table3.A1" office:value-type="string">
            <text:p text:style-name="P7">Une holding ?</text:p>
          </table:table-cell>
        </table:table-row>
        <table:table-row table:style-name="Table3.2">
          <table:table-cell table:style-name="Table3.A2" office:value-type="string">
            <text:p text:style-name="P20"/>
          </table:table-cell>
          <table:table-cell table:style-name="Table3.B9" office:value-type="string">
            <text:p text:style-name="P7">oui <text:span text:style-name="T4">si</text:span> un seul niveau d’interposition</text:p>
          </table:table-cell>
        </table:table-row>
        <table:table-row table:style-name="Table3.2">
          <table:table-cell table:style-name="Table3.A12" office:value-type="string">
            <text:p text:style-name="P20"/>
          </table:table-cell>
          <table:table-cell table:style-name="Table3.B12" office:value-type="string">
            <text:p text:style-name="P7">+ possibilité de participation de certaines structures d’investissement, sous conditions</text:p>
          </table:table-cell>
        </table:table-row>
        <table:table-row table:style-name="Table3.2">
          <table:table-cell table:style-name="Table3.A6" office:value-type="string">
            <text:p text:style-name="P20">+ une condition tenant à la durée de la qualité de PME :</text:p>
          </table:table-cell>
          <table:table-cell table:style-name="Table3.A1" office:value-type="string">
            <text:p text:style-name="P7">les différents critères doivent être remplis pendant les <text:span text:style-name="T4">24 mois</text:span> qui suivent l’embauche d’un salarié dédié ou d’un volontaire international</text:p>
          </table:table-cell>
        </table:table-row>
        <table:table-row table:style-name="Table3.2">
          <table:table-cell table:style-name="Table3.A6" office:value-type="string">
            <text:h text:style-name="P2" text:outline-level="2">Et si groupe fiscal ?</text:h>
          </table:table-cell>
          <table:table-cell table:style-name="Table3.A1" office:value-type="string">
            <text:p text:style-name="P7"/>
          </table:table-cell>
        </table:table-row>
        <table:table-row table:style-name="Table3.2">
          <table:table-cell table:style-name="Table3.A12" office:value-type="string">
            <text:p text:style-name="P20">Les conditions tenant à l’effectif, au chiffre d’affaires ou au bilan s’apprécient au niveau du groupe et non des sociétés membres prises individuellement</text:p>
          </table:table-cell>
          <table:table-cell table:style-name="Table3.B9" office:value-type="string">
            <text:p text:style-name="P7"/>
          </table:table-cell>
        </table:table-row>
      </table:table>
      <text:p text:style-name="P3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h text:style-name="P3" text:outline-level="4">Quel régime fiscal ?</text:h>
          </table:table-cell>
          <table:covered-table-cell/>
        </table:table-row>
        <table:table-row table:style-name="Table4.2">
          <table:table-cell table:style-name="Table4.A2" office:value-type="string">
            <text:p text:style-name="P20">-<text:tab/>imposition à l’impôt sur les sociétés</text:p>
          </table:table-cell>
          <table:table-cell table:style-name="Table4.B2" office:value-type="string">
            <text:p text:style-name="P20"/>
          </table:table-cell>
        </table:table-row>
        <table:table-row table:style-name="Table4.2">
          <table:table-cell table:style-name="Table4.A3" office:value-type="string">
            <text:p text:style-name="P20">-<text:tab/>imposition à l’impôt sur le revenu</text:p>
          </table:table-cell>
          <table:table-cell table:style-name="Table4.A1" office:value-type="string">
            <text:list xml:id="list1751460162" text:style-name="WW8Num2">
              <text:list-item>
                <text:p text:style-name="P37">selon un régime <text:span text:style-name="T6">réel</text:span> d’imposition</text:p>
              </text:list-item>
              <text:list-item>
                <text:p text:style-name="P36">quelle que soit la nature des revenus : bénéfices industriels et commerciaux ou agricoles ou non commerciaux</text:p>
              </text:list-item>
            </text:list>
          </table:table-cell>
        </table:table-row>
        <table:table-row table:style-name="Table4.2">
          <table:table-cell table:style-name="Table4.A3" office:value-type="string">
            <text:p text:style-name="P20"><text:span text:style-name="T9">Peut-on cumuler</text:span> des avantages fiscaux ?</text:p>
          </table:table-cell>
          <table:table-cell table:style-name="Table4.A1" office:value-type="string">
            <text:p text:style-name="P20"/>
          </table:table-cell>
        </table:table-row>
        <table:table-row table:style-name="Table4.2">
          <table:table-cell table:style-name="Table4.A2" office:value-type="string">
            <text:p text:style-name="P20">Cumul possible avec les exonérations temporaires d’impôt sur les bénéfices :</text:p>
          </table:table-cell>
          <table:table-cell table:style-name="Table4.B2" office:value-type="string">
            <text:list xml:id="list1440050697" text:continue-numbering="true" text:style-name="WW8Num2">
              <text:list-item>
                <text:p text:style-name="P37">entreprises nouvelles</text:p>
              </text:list-item>
              <text:list-item>
                <text:p text:style-name="P36">jeunes entreprises innovantes</text:p>
              </text:list-item>
              <text:list-item>
                <text:p text:style-name="P36">entreprises implantées en zone franche</text:p>
              </text:list-item>
              <text:list-item>
                <text:p text:style-name="P36">entreprises implantées en Corse</text:p>
              </text:list-item>
            </text:list>
          </table:table-cell>
        </table:table-row>
      </table:table>
      <text:p text:style-name="P11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table:number-columns-spanned="2" office:value-type="string">
            <text:p text:style-name="P16">Dépenses éligibles :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0">-<text:tab/>caractères communs :</text:p>
          </table:table-cell>
          <table:table-cell table:style-name="Table5.B2" office:value-type="string">
            <text:list xml:id="list990207695" text:continue-numbering="true" text:style-name="WW8Num2">
              <text:list-item>
                <text:p text:style-name="P37">dépenses déductibles du résultat imposable exposées en vue de l’export (y compris à l’intérieur de l’Espace économique européen depuis le 1<text:span text:style-name="T11">er</text:span> janvier 2006)</text:p>
              </text:list-item>
            </text:list>
            <text:p text:style-name="P17"/>
          </table:table-cell>
        </table:table-row>
        <table:table-row table:style-name="Table5.2">
          <table:table-cell table:style-name="Table5.A3" office:value-type="string">
            <text:p text:style-name="P20">-<text:tab/>énumération des 6 catégories de dépenses éligibles :</text:p>
          </table:table-cell>
          <table:table-cell table:style-name="Table5.B3" office:value-type="string">
            <text:list xml:id="list1768794168" text:continue-numbering="true" text:style-name="WW8Num2">
              <text:list-item>
                <text:p text:style-name="P37">frais et indemnités de déplacement et d’hébergement liés à la prospection commerciale</text:p>
              </text:list-item>
              <text:list-item>
                <text:p text:style-name="P36">dépenses visant à réunir des informations sur les marchés et les clients</text:p>
              </text:list-item>
              <text:list-item>
                <text:p text:style-name="P36">dépenses de participation à des salons et foires-expositions </text:p>
              </text:list-item>
              <text:list-item>
                <text:p text:style-name="P36">dépenses visant à faire connaître les produits et services de l’entreprise</text:p>
              </text:list-item>
              <text:list-item>
                <text:p text:style-name="P36">indemnités versées aux volontaires internationaux en entreprise (à compter du 1<text:span text:style-name="T11">er</text:span> janvier 2006)</text:p>
              </text:list-item>
              <text:list-item>
                <text:p text:style-name="P36">dépenses liées aux activités de conseil fournies par les opérateurs spécialisés du commerce international (à compter du 29 décembre 2007)</text:p>
              </text:list-item>
            </text:list>
          </table:table-cell>
        </table:table-row>
      </table:table>
      <text:p text:style-name="P1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h text:style-name="P1" text:outline-level="1">Déduction des subventions publiques reçues à raison des dépenses ouvrant droit au crédit d’impôt</text:h>
          </table:table-cell>
        </table:table-row>
        <table:table-row table:style-name="Table6.1">
          <table:table-cell table:style-name="Table6.A2" office:value-type="string">
            <text:p text:style-name="P19">Les subventions publiques (ex : aides SIDEX accordées par Ubifrance) ou les aides régionales,</text:p>
            <text:p text:style-name="P18">(par exemple l’ARCAF-Salon en Ile-de-France) sont déduites des bases de calcul de ce crédit.</text:p>
            <text:p text:style-name="P18">Sont également déduites de cette base, les dépenses garanties par une assurance prospection.</text:p>
          </table:table-cell>
        </table:table-row>
      </table:table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6">Fait générateur: il est nécessaire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7">soit de <text:span text:style-name="T1">recruter </text:span><text:span text:style-name="T3">une</text:span><text:span text:style-name="T1"> personne</text:span> :</text:p>
            <text:p text:style-name="P6">salarié ou collaborateur indépendant</text:p>
          </table:table-cell>
          <table:table-cell table:style-name="Table7.B2" office:value-type="string">
            <text:p text:style-name="P20">soit de <text:span text:style-name="T1">recourir à </text:span><text:span text:style-name="T3">un</text:span><text:span text:style-name="T1"> volontaire international en entreprise</text:span> (VIE)</text:p>
          </table:table-cell>
        </table:table-row>
        <table:table-row table:style-name="Table7.1">
          <table:table-cell table:style-name="Table7.A3" table:number-columns-spanned="2" office:value-type="string">
            <text:h text:style-name="P4" text:outline-level="5">Affectation : développement des exportations</text:h>
          </table:table-cell>
          <table:covered-table-cell/>
        </table:table-row>
        <table:table-row table:style-name="Table7.2">
          <table:table-cell table:style-name="Table7.A4" office:value-type="string">
            <text:p text:style-name="P8">Si le poste export nouvellement créé est pourvu par un salarié recruté antérieurement, obligation d’embauche d’un nouveau salarié dans les 6 mois</text:p>
          </table:table-cell>
          <table:table-cell table:style-name="Table7.A3" office:value-type="string">
            <text:p text:style-name="P20"/>
          </table:table-cell>
        </table:table-row>
      </table:table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h text:style-name="P3" text:outline-level="4">Utilisation du crédit d’impôt</text:h>
          </table:table-cell>
          <table:covered-table-cell/>
          <table:covered-table-cell/>
        </table:table-row>
        <table:table-row table:style-name="Table8.2">
          <table:table-cell table:style-name="Table8.A2" office:value-type="string">
            <text:h text:style-name="P5" text:outline-level="6">Entreprise</text:h>
          </table:table-cell>
          <table:table-cell table:style-name="Table8.A2" office:value-type="string">
            <text:h text:style-name="P5" text:outline-level="6">Groupe</text:h>
          </table:table-cell>
          <table:table-cell table:style-name="Table8.C2" office:value-type="string">
            <text:p text:style-name="P21">Sociétés de personnes</text:p>
            <text:p text:style-name="P18">(si impôt sur le revenu)</text:p>
          </table:table-cell>
        </table:table-row>
        <table:table-row table:style-name="Table8.2">
          <table:table-cell table:style-name="Table8.A3" office:value-type="string">
            <text:list xml:id="list706301061" text:continue-list="list604687885" text:style-name="WW8Num4">
              <text:list-item>
                <text:p text:style-name="P35">imputation sur l’impôt sur le revenu ou l’impôt sur les sociétés dû par la PME au titre <text:span text:style-name="T4">des années ou exercices d’engagement des dépenses éligibles</text:span></text:p>
              </text:list-item>
              <text:list-item>
                <text:p text:style-name="P34">le solde non imputé est restitué</text:p>
              </text:list-item>
            </text:list>
          </table:table-cell>
          <table:table-cell table:style-name="Table8.A3" office:value-type="string">
            <text:list xml:id="list1858660164" text:continue-numbering="true" text:style-name="WW8Num4">
              <text:list-item>
                <text:p text:style-name="P35">1<text:span text:style-name="T11">ère</text:span> phase : le crédit d’impôt est calculé par chaque société membre du groupe</text:p>
              </text:list-item>
              <text:list-item>
                <text:p text:style-name="P34">2<text:span text:style-name="T11">ème</text:span> phase : le crédit d’impôt est transféré à la société-mère</text:p>
              </text:list-item>
            </text:list>
          </table:table-cell>
          <table:table-cell table:style-name="Table8.C3" office:value-type="string">
            <text:p text:style-name="P20">Le crédit d’impôt est transféré à chaque associé en proportion de ses droits</text:p>
            <text:p text:style-name="P17"><text:span text:style-name="T4">Toutefois, </text:span>les associés ne pourront l’imputer sur leur propre impôt que <text:span text:style-name="T4">s’ils </text:span>participent <text:span text:style-name="T6">personnellement</text:span>, <text:span text:style-name="T6">directement et de façon continue</text:span> à l’activité de l’entreprise. A défaut, cette part du crédit d’impôt est <text:span text:style-name="T6">perdue</text:span></text:p>
          </table:table-cell>
        </table:table-row>
      </table:table>
      <text:p text:style-name="P3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h text:style-name="P1" text:outline-level="1">Obligation déclarative</text:h>
          </table:table-cell>
        </table:table-row>
        <table:table-row table:style-name="Table9.1">
          <table:table-cell table:style-name="Table9.A2" office:value-type="string">
            <text:p text:style-name="P19">Une déclaration spécifique : modèle 2079-P-SD</text:p>
          </table:table-cell>
        </table:table-row>
      </table:table>
      <text:p text:style-name="P1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h text:style-name="P1" text:outline-level="1">Précisions :</text:h>
          </table:table-cell>
        </table:table-row>
        <table:table-row table:style-name="Table10.2">
          <table:table-cell table:style-name="Table10.A2" office:value-type="string">
            <text:p text:style-name="P19"/>
          </table:table-cell>
        </table:table-row>
      </table:table>
      <text:p text:style-name="P22"/>
      <text:p text:style-name="P29">Les commentaires administratifs relatifs au crédit d’impôt pour dépenses de prospection commerciale institué par la loi de finances pour 2005 (n° 2004-1484 du 30 décembre 2004) – article 244 quater H du code général des impôts ont été publiés dans le <text:span text:style-name="T4">Bulletin Officiel des Impôts 4 A-9-05</text:span> (instruction n° 70 du 18 avril 2005) et complété par les <text:span text:style-name="T4">Bulletins Officiel des Impôts 4 A-7-06 et 4 A-9-08 </text:span>(instructions n°35 du 24 février 2006 et n°99 du 26 novembre 2008 ) accessibles sur les <text:span text:style-name="T4">sites internet de la D.G.I. </text:span><text:span text:style-name="T3">http://www.impots.gouv.fr</text:span><text:span text:style-name="T2">.</text:span> et de votre <text:span text:style-name="T4">Direction régionale du commerce extérieur </text:span><text:span text:style-name="T3">http://</text:span><text:span text:style-name="T2"> </text:span><text:span text:style-name="T3">www.missioneco.org/iledefrance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Tahoma1" svg:font-family="Tahoma"/>
    <style:font-face style:name="Lucida Sans1" svg:font-family="'Lucida Sans'" style:font-family-generic="swiss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style:font-size-asian="12pt"/>
    </style:style>
    <style:style style:name="Titre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Légende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u_20_de_20_tableau" style:display-name="Contenu de tableau" style:family="paragraph" style:parent-style-name="Standard">
      <style:paragraph-properties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u_20_du_20_cadre" style:display-name="Contenu du cadre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 style:font-name-complex="Wingdings"/>
    </style:style>
    <style:style style:name="WW8Num3z0" style:family="text">
      <style:text-properties style:font-name="OpenSymbol" style:font-name-complex="OpenSymbol"/>
    </style:style>
    <style:style style:name="WW8Num4z0" style:family="text">
      <style:text-properties style:font-name="OpenSymbol" style:font-name-complex="OpenSymbol"/>
    </style:style>
    <style:style style:name="Absatz-Standardschriftart" style:family="text"/>
    <style:style style:name="WW8Num1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Caractères_20_de_20_note_20_de_20_bas_20_de_20_page" style:display-name="Caractères de note de bas de page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Caractères_20_de_20_note_20_de_20_fin" style:display-name="Caractères de note de fin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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9846in" fo:margin-right="0.984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 CREDIT D’IMPOT POUR DEPENSES </dc:title>
    <meta:initial-creator>DSF SOMME</meta:initial-creator>
    <meta:creation-date>2009-01-28T17:12:00</meta:creation-date>
    <dc:creator>f.gerente</dc:creator>
    <dc:date>2009-01-28T17:12:00</dc:date>
    <meta:print-date>2008-10-30T17:19:00</meta:print-date>
    <meta:editing-cycles>2</meta:editing-cycles>
    <meta:editing-duration>P23DT22H11M8S</meta:editing-duration>
    <meta:generator>LibreOffice/3.5$MacOSX_x86 LibreOffice_project/7e68ba2-a744ebf-1f241b7-c506db1-7d53735</meta:generator>
    <meta:document-statistic meta:table-count="10" meta:image-count="0" meta:object-count="0" meta:page-count="2" meta:paragraph-count="85" meta:word-count="883" meta:character-count="5494" meta:non-whitespace-character-count="4689"/>
    <meta:user-defined meta:name="Info 1"/>
    <meta:user-defined meta:name="Info 2"/>
    <meta:user-defined meta:name="Info 3"/>
    <meta:user-defined meta:name="Info 4"/>
    <meta:template xlink:type="simple" xlink:actuate="onRequest" xlink:title="Normal.dotm" xlink:href=""/>
  </office:meta>
</office:document-meta>
</file>